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129e" officeooo:paragraph-rsid="001d129e" fo:background-color="#66ccf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129e" officeooo:paragraph-rsid="001d129e" fo:background-color="transparent"/>
    </style:style>
    <style:style style:name="P3" style:family="paragraph" style:parent-style-name="Standard">
      <style:paragraph-properties fo:text-align="center" style:justify-single-word="false"/>
      <style:text-properties officeooo:rsid="001ea4a4" officeooo:paragraph-rsid="001ea4a4" fo:background-color="#66ccff"/>
    </style:style>
    <style:style style:name="P4" style:family="paragraph" style:parent-style-name="Standard">
      <style:paragraph-properties fo:text-align="center" style:justify-single-word="false"/>
      <style:text-properties officeooo:rsid="001ea4a4" officeooo:paragraph-rsid="001d129e" fo:background-color="#66ccff"/>
    </style:style>
    <style:style style:name="P5" style:family="paragraph" style:parent-style-name="Standard">
      <style:paragraph-properties fo:text-align="center" style:justify-single-word="false"/>
      <style:text-properties officeooo:rsid="002118a3" officeooo:paragraph-rsid="002118a3" fo:background-color="#66cc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 LIEN REPOSITORY GITHUB</text:p>
      <text:p text:style-name="P1"/>
      <text:p text:style-name="P4"><text:a xlink:type="simple" xlink:href="https://github.com/odiospirit/EmilieBriquet_2_25092020" text:style-name="Internet_20_link" text:visited-style-name="Visited_20_Internet_20_Link"/></text:p>
      <text:p text:style-name="P3"/>
      <text:p text:style-name="P5">https://github.com/odiospirit/EmilieBriquet_3_1711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20:28:41.029552429</meta:creation-date>
    <dc:date>2020-11-17T11:28:50.054450157</dc:date>
    <meta:editing-duration>PT11M38S</meta:editing-duration>
    <meta:editing-cycles>3</meta:editing-cycles>
    <meta:generator>LibreOffice/5.2.7.2$MacOSX_X86_64 LibreOffice_project/2b7f1e640c46ceb28adf43ee075a6e8b8439ed10</meta:generator>
    <meta:document-statistic meta:table-count="0" meta:image-count="0" meta:object-count="0" meta:page-count="1" meta:paragraph-count="2" meta:word-count="5" meta:character-count="80" meta:non-whitespace-character-count="77"/>
  </office:meta>
</office:document-meta>
</file>